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Standard" style:family="paragraph">
      <style:paragraph-properties fo:text-align="center"/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T12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Challenge 5</text:p>
      <text:p text:style-name="P2"/>
      <text:p text:style-name="P3">After some (pretty devastating) trial-and-error (~4 hrs), we managed to send a correct<text:s/>IPv6-packet with an empty<text:s/>TCP<text:s/>packet<text:s/>as payload.<text:s/>For some reason, Wireshark did<text:s/>not track any packets<text:s/>until we<text:s/>registered our IPv6-adress in the server.<text:s/>This was very surprising because intuitively, sending a packet should work independently from the receiving server.<text:line-break/><text:s/>We then created a working SYN-packet.<text:s/>We received the SYN/ACK from the server and responded with a final ACK packet.<text:line-break/>We then tried to build the HTTP-GET-request inside the TCP-packet. We managed to figure out that we needed the „ISO-8859-1“ encoding and were able to get a response to our first HTTP request.<text:s/>It says „400- Bad Request“, and we did not<text:s/>have<text:s/>any clue why our request could be corrupted, since we basically copied it from the instructions. It was also displayed correctly within<text:s/>Wireshark. After some extended research, we found the<text:s/>source of our<text:s/>problem in the<text:s/>HTTP-<text:s/>specification: We need to<text:s/>two<text:s/>a CLFR at the end of the request, so<text:s/>normal ‚\n‘<text:s/>(in Java)<text:s/>does not suffice. We added the required ‚\r‘ and finally got our first hidden keys.<text:line-break/><text:line-break/>We then proceeded to work<text:s/>on<text:s/>the next port/server. In order to receive the whole content of the website (which was artificially extended), we<text:s/>edited our receiving routine<text:s/>so<text:s/>that we send back<text:s/>appropriate<text:s/>ACK-packets upon receiving new data. The ACK-number is calculated<text:s/>as<text:s/>the sequence number of the<text:s/>received<text:s/>packet plus the data length of<text:s/>this packet. We had some problems with converting ints into byte arrays<text:s/>(caused by the fact that Java uses signed bytes and IP/TCP use unsigned), but finally managed to receive the secret phrases from the second server.<text:line-break/><text:line-break/>These are the received phrases:</text:p>
      <text:p text:style-name="P4"/>
      <text:p text:style-name="P5">7710:</text:p>
      <text:p text:style-name="P6">Daniel (416096):<text:tab/><text:tab/>The Gorilla Experiment<text:line-break/>Jonas (428292):<text:tab/><text:tab/>The Zarnecki Incursion</text:p>
      <text:p text:style-name="P7"/>
      <text:p text:style-name="P8">7711:</text:p>
      <text:p text:style-name="P9">Daniel (416096):<text:tab/><text:tab/>The Plimpton Stimulation</text:p>
      <text:p text:style-name="P10">Jonas (428292):<text:tab/><text:tab/>The Rhinitis Revelation</text:p>
      <text:p text:style-name="P11"/>
      <text:p text:style-name="Standard"><text:span text:style-name="T12">Since we already invested ~7 hrs to get to the second server, and our exam weeks already start in about 10 days, we decided to stop he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Fußzeile">Jonas Becker (428292) &amp; Daniel Beckmann (416096)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s Becker</dc:creator>
    <meta:creation-date>2019-01-15T13:46:00Z</meta:creation-date>
    <dc:date>2019-01-17T18:35:00Z</dc:date>
    <meta:template xlink:href="Normal.dotm" xlink:type="simple"/>
    <meta:editing-cycles>7</meta:editing-cycles>
    <meta:editing-duration>PT0S</meta:editing-duration>
    <meta:document-statistic meta:page-count="1" meta:paragraph-count="4" meta:word-count="279" meta:character-count="2033" meta:row-count="14" meta:non-whitespace-character-count="1758"/>
  </office:meta>
</office:document-meta>
</file>